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84000000844B7156DB.png" manifest:media-type="image/png"/>
  <manifest:file-entry manifest:full-path="Pictures/10000D8600000D9900000D999866B493.svg" manifest:media-type="image/svg+xml"/>
  <manifest:file-entry manifest:full-path="Pictures/100002010000008500000085C77D612B.png" manifest:media-type="image/png"/>
  <manifest:file-entry manifest:full-path="Pictures/10000D2400000DB500000DB5675E2A3E.svg" manifest:media-type="image/svg+xml"/>
  <manifest:file-entry manifest:full-path="Pictures/1000020100000084000000843DD84A31.png" manifest:media-type="image/png"/>
  <manifest:file-entry manifest:full-path="Pictures/10000D9900000D9900000D99602FD1A1.svg" manifest:media-type="image/svg+xml"/>
  <manifest:file-entry manifest:full-path="Pictures/10000201000000E4000000820E3C72EB.png" manifest:media-type="image/png"/>
  <manifest:file-entry manifest:full-path="Pictures/10001BE00000178E00000D6E17C2C1A1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029cm" svg:height="3.437cm" svg:x="10.227cm" svg:y="7.366cm">
          <draw:image xlink:href="Pictures/10001BE00000178E00000D6E17C2C1A1.svg" xlink:type="simple" xlink:show="embed" xlink:actuate="onLoad">
            <text:p text:style-name="P1">Raspberry Pi</text:p>
          </draw:image>
          <draw:image xlink:href="Pictures/10000201000000E4000000820E3C72EB.png" xlink:type="simple" xlink:show="embed" xlink:actuate="onLoad"/>
        </draw:frame>
        <draw:frame draw:style-name="gr1" draw:text-style-name="P2" draw:layer="layout" svg:width="3.48cm" svg:height="3.48cm" svg:x="5.842cm" svg:y="1.016cm">
          <draw:image xlink:href="Pictures/10000D9900000D9900000D99602FD1A1.svg" xlink:type="simple" xlink:show="embed" xlink:actuate="onLoad">
            <text:p text:style-name="P1">KTY21</text:p>
            <text:p text:style-name="P1">Temperatur</text:p>
            <text:p text:style-name="P1"/>
          </draw:image>
          <draw:image xlink:href="Pictures/1000020100000084000000843DD84A31.png" xlink:type="simple" xlink:show="embed" xlink:actuate="onLoad"/>
        </draw:frame>
        <draw:frame draw:style-name="gr1" draw:text-style-name="P2" draw:layer="layout" svg:width="3.48cm" svg:height="3.48cm" svg:x="10.998cm" svg:y="1.016cm">
          <draw:image xlink:href="Pictures/10000D9900000D9900000D99602FD1A1.svg" xlink:type="simple" xlink:show="embed" xlink:actuate="onLoad">
            <text:p text:style-name="P1">DHT22</text:p>
            <text:p text:style-name="P1">Temperatur</text:p>
            <text:p text:style-name="P1">Luftfeuchtigkeit</text:p>
            <text:p text:style-name="P1">dht22</text:p>
          </draw:image>
          <draw:image xlink:href="Pictures/1000020100000084000000843DD84A31.png" xlink:type="simple" xlink:show="embed" xlink:actuate="onLoad"/>
        </draw:frame>
        <draw:frame draw:style-name="gr1" draw:text-style-name="P2" draw:layer="layout" svg:width="3.48cm" svg:height="3.48cm" svg:x="16.002cm" svg:y="1.092cm">
          <draw:image xlink:href="Pictures/10000D9900000D9900000D99602FD1A1.svg" xlink:type="simple" xlink:show="embed" xlink:actuate="onLoad">
            <text:p text:style-name="P1">Aussentemperatur</text:p>
            <text:p text:style-name="P1">vito</text:p>
          </draw:image>
          <draw:image xlink:href="Pictures/1000020100000084000000843DD84A31.png" xlink:type="simple" xlink:show="embed" xlink:actuate="onLoad"/>
        </draw:frame>
        <draw:frame draw:style-name="gr1" draw:text-style-name="P2" draw:layer="layout" svg:width="3.48cm" svg:height="3.48cm" svg:x="21.082cm" svg:y="1.092cm">
          <draw:image xlink:href="Pictures/10000D9900000D9900000D99602FD1A1.svg" xlink:type="simple" xlink:show="embed" xlink:actuate="onLoad">
            <text:p text:style-name="P1">Wetter</text:p>
            <text:p text:style-name="P1">Sonnenaufgang</text:p>
            <text:p text:style-name="P1">Sonnenuntergang</text:p>
            <text:p text:style-name="P1">weather</text:p>
          </draw:image>
          <draw:image xlink:href="Pictures/1000020100000084000000843DD84A31.png" xlink:type="simple" xlink:show="embed" xlink:actuate="onLoad"/>
        </draw:frame>
        <draw:frame draw:style-name="gr1" draw:text-style-name="P2" draw:layer="layout" svg:width="3.508cm" svg:height="3.508cm" svg:x="3.096cm" svg:y="7.112cm">
          <draw:image xlink:href="Pictures/10000D2400000DB500000DB5675E2A3E.svg" xlink:type="simple" xlink:show="embed" xlink:actuate="onLoad">
            <text:p text:style-name="P1">AeroTec im Handbetrieb<text:line-break/>buttons</text:p>
          </draw:image>
          <draw:image xlink:href="Pictures/100002010000008500000085C77D612B.png" xlink:type="simple" xlink:show="embed" xlink:actuate="onLoad"/>
        </draw:frame>
        <draw:frame draw:style-name="gr1" draw:text-style-name="P2" draw:layer="layout" svg:width="3.508cm" svg:height="3.508cm" svg:x="21.223cm" svg:y="8.783cm">
          <draw:image xlink:href="Pictures/10000D2400000DB500000DB5675E2A3E.svg" xlink:type="simple" xlink:show="embed" xlink:actuate="onLoad">
            <text:p text:style-name="P1">Variotec</text:p>
          </draw:image>
          <draw:image xlink:href="Pictures/100002010000008500000085C77D612B.png" xlink:type="simple" xlink:show="embed" xlink:actuate="onLoad"/>
        </draw:frame>
        <draw:frame draw:style-name="gr1" draw:text-style-name="P2" draw:layer="layout" svg:width="3.508cm" svg:height="3.508cm" svg:x="21.223cm" svg:y="8.783cm">
          <draw:image xlink:href="Pictures/10000D2400000DB500000DB5675E2A3E.svg" xlink:type="simple" xlink:show="embed" xlink:actuate="onLoad">
            <text:p text:style-name="P1">Variotec</text:p>
          </draw:image>
          <draw:image xlink:href="Pictures/100002010000008500000085C77D612B.png" xlink:type="simple" xlink:show="embed" xlink:actuate="onLoad"/>
        </draw:frame>
        <draw:frame draw:style-name="gr1" draw:text-style-name="P2" draw:layer="layout" svg:width="3.508cm" svg:height="3.508cm" svg:x="22.4cm" svg:y="10.922cm">
          <draw:image xlink:href="Pictures/10000D2400000DB500000DB5675E2A3E.svg" xlink:type="simple" xlink:show="embed" xlink:actuate="onLoad">
            <text:p text:style-name="P1">Variotec</text:p>
          </draw:image>
          <draw:image xlink:href="Pictures/100002010000008500000085C77D612B.png" xlink:type="simple" xlink:show="embed" xlink:actuate="onLoad"/>
        </draw:frame>
        <draw:frame draw:style-name="gr1" draw:text-style-name="P2" draw:layer="layout" svg:width="3.508cm" svg:height="3.508cm" svg:x="23.416cm" svg:y="12.954cm">
          <draw:image xlink:href="Pictures/10000D2400000DB500000DB5675E2A3E.svg" xlink:type="simple" xlink:show="embed" xlink:actuate="onLoad">
            <text:p text:style-name="P1">Variotec</text:p>
          </draw:image>
          <draw:image xlink:href="Pictures/100002010000008500000085C77D612B.png" xlink:type="simple" xlink:show="embed" xlink:actuate="onLoad"/>
        </draw:frame>
        <draw:frame draw:style-name="gr1" draw:text-style-name="P2" draw:layer="layout" svg:width="3.48cm" svg:height="3.48cm" svg:x="1.6cm" svg:y="1.092cm">
          <draw:image xlink:href="Pictures/10000D9900000D9900000D99602FD1A1.svg" xlink:type="simple" xlink:show="embed" xlink:actuate="onLoad">
            <text:p text:style-name="P1">Wind</text:p>
            <text:p text:style-name="P1">wind</text:p>
          </draw:image>
          <draw:image xlink:href="Pictures/1000020100000084000000843DD84A31.png" xlink:type="simple" xlink:show="embed" xlink:actuate="onLoad"/>
        </draw:frame>
        <draw:frame draw:style-name="gr1" draw:text-style-name="P2" draw:layer="layout" svg:width="3.48cm" svg:height="3.48cm" svg:x="4.318cm" svg:y="4.14cm">
          <draw:image xlink:href="Pictures/10000D9900000D9900000D99602FD1A1.svg" xlink:type="simple" xlink:show="embed" xlink:actuate="onLoad">
            <text:p text:style-name="P1">Sonne</text:p>
            <text:p text:style-name="P1">sun</text:p>
          </draw:image>
          <draw:image xlink:href="Pictures/1000020100000084000000843DD84A31.png" xlink:type="simple" xlink:show="embed" xlink:actuate="onLoad"/>
        </draw:frame>
        <draw:frame draw:style-name="gr2" draw:text-style-name="P1" draw:layer="layout" svg:width="3.48cm" svg:height="3.48cm" svg:x="10.746cm" svg:y="16.131cm">
          <draw:image xlink:href="Pictures/10000D8600000D9900000D999866B493.svg" xlink:type="simple" xlink:show="embed" xlink:actuate="onLoad">
            <text:p text:style-name="P1">rrd database</text:p>
            <text:p text:style-name="P1">rrd</text:p>
          </draw:image>
          <draw:image xlink:href="Pictures/1000020100000084000000844B7156DB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6:28:51.193000000</meta:creation-date>
    <dc:date>2016-10-23T22:10:52.163000000</dc:date>
    <meta:editing-duration>PT34M54S</meta:editing-duration>
    <meta:editing-cycles>2</meta:editing-cycles>
    <meta:generator>LibreOffice/4.4.6.3$Windows_x86 LibreOffice_project/e8938fd3328e95dcf59dd64e7facd2c7d67c704d</meta:generator>
    <meta:document-statistic meta:object-count="36"/>
  </office:meta>
</office:document-meta>
</file>